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DTO.setReferer( String ref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TO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TO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T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DTO.isOnlin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TO.getRef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DTO.setOnlineTest( Boolean onlin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